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Creator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CreatorDeserializer.deserialze( DefaultJSONParser parser , Type type , Object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umCreatorDeserializer.EnumCreatorDeserializer( Method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